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66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08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6pt" fo:text-shadow="none" fo:font-weight="bold" style:font-size-asian="26pt" style:font-weight-asian="bold" style:font-size-complex="26pt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9" style:family="paragraph">
      <style:paragraph-properties fo:margin-left="0cm" fo:margin-right="0cm" fo:text-align="center" fo:text-indent="0cm">
        <style:tab-stops>
          <style:tab-stop style:position="-1.547cm"/>
        </style:tab-stops>
      </style:paragraph-properties>
    </style:style>
    <style:style style:name="P10" style:family="paragraph">
      <style:paragraph-properties fo:margin-left="0.318cm" fo:margin-right="0cm" fo:text-indent="0cm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 Semibold" fo:font-size="28pt" fo:text-shadow="none" style:font-size-asian="28pt" style:font-size-complex="28pt"/>
    </style:style>
    <style:style style:name="T3" style:family="text"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T4" style:family="text">
      <style:text-properties fo:color="#ffffff" style:font-name="Segoe UI1" fo:font-size="32pt" fo:text-shadow="none" fo:font-weight="bold" style:font-size-asian="32pt" style:font-weight-asian="bold" style:font-size-complex="32pt" style:font-weight-complex="bold"/>
    </style:style>
    <style:style style:name="T5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6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7" style:family="text">
      <style:text-properties fo:color="#000000" style:font-name="Segoe UI1" fo:font-size="33pt" fo:text-shadow="none" fo:font-weight="bold" style:font-size-asian="33pt" style:font-weight-asian="bold" style:font-size-complex="33pt" style:font-weight-complex="bold"/>
    </style:style>
    <style:style style:name="T8" style:family="text">
      <style:text-properties fo:color="#000000" style:font-name="Segoe UI1" fo:font-size="35pt" fo:text-shadow="none" fo:font-weight="bold" style:font-size-asian="35pt" style:font-weight-asian="bold" style:font-size-complex="35pt" style:font-weight-complex="bold"/>
    </style:style>
    <style:style style:name="T9" style:family="text">
      <style:text-properties fo:color="#000000" style:font-name="Segoe UI1" fo:font-size="34pt" fo:text-shadow="none" fo:font-weight="bold" style:font-size-asian="34pt" style:font-weight-asian="bold" style:font-size-complex="34pt" style:font-weight-complex="bold"/>
    </style:style>
    <style:style style:name="T10" style:family="text">
      <style:text-properties fo:color="#ffffff" style:font-name="Segoe UI1" fo:font-size="26pt" fo:text-shadow="1pt 1pt" style:font-size-asian="26pt" style:font-size-complex="26pt"/>
    </style:style>
    <style:style style:name="T11" style:family="text">
      <style:text-properties fo:color="#000000" style:font-name="Segoe UI1" fo:font-size="26pt" fo:text-shadow="1pt 1pt" style:font-size-asian="26pt" style:font-size-complex="26pt"/>
    </style:style>
    <style:style style:name="T12" style:family="text">
      <style:text-properties fo:color="#000000" style:font-name="Segoe UI1" fo:font-size="18pt" fo:text-shadow="1pt 1pt" style:font-size-asian="18pt" style:font-size-complex="18pt"/>
    </style:style>
    <style:style style:name="T13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1.016cm">
          <draw:text-box>
            <text:p text:style-name="P1"><text:span text:style-name="T1">HYMN #355</text:span><text:span text:style-name="T2"> </text:span></text:p>
            <text:p text:style-name="P1"><text:span text:style-name="T3">“</text:span><text:span text:style-name="T3">O Savior, Rend the Heavens Wide”</text:span><text:span text:style-name="T4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5.908cm" svg:height="7.112cm" svg:x="1.016cm" svg:y="1.016cm">
          <draw:text-box>
            <text:p text:style-name="P1"><text:span text:style-name="T5">1.</text:span><text:span text:style-name="T6"> O Savior, rend the heavens wide;</text:span><text:span text:style-name="T6"><text:line-break/></text:span><text:span text:style-name="T7">Come down, come down with mighty stride;</text:span><text:span text:style-name="T6"><text:line-break/></text:span><text:span text:style-name="T8">Unlock the gates, the doors break down;</text:span><text:span text:style-name="T6"><text:line-break/></text:span><text:span text:style-name="T6">Unbar the way to heaven’s crow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4" draw:text-style-name="P6" draw:layer="layout" svg:width="25.654cm" svg:height="6.913cm" svg:x="1.27cm" svg:y="1.016cm">
          <draw:text-box>
            <text:p text:style-name="P5"><text:span text:style-name="T5">2.</text:span><text:span text:style-name="T6"> O Father, light from heaven send;</text:span></text:p>
            <text:p text:style-name="P5"><text:span text:style-name="T6">As morning dew, O Son, descend. </text:span></text:p>
            <text:p text:style-name="P5"><text:span text:style-name="T9">Drop down, you clouds, the life of spring:</text:span></text:p>
            <text:p text:style-name="P5"><text:span text:style-name="T6">To Jacob’s line rain down the K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5" draw:text-style-name="P6" draw:layer="layout" svg:width="25.654cm" svg:height="7.011cm" svg:x="1.27cm" svg:y="1.016cm">
          <draw:text-box>
            <text:p text:style-name="P5"><text:span text:style-name="T5">3.</text:span><text:span text:style-name="T6"> O earth, in flow’ring bud be seen;</text:span></text:p>
            <text:p text:style-name="P5"><text:span text:style-name="T6">Clothe hill and dale in garb of green.</text:span></text:p>
            <text:p text:style-name="P5"><text:span text:style-name="T6">Bring forth, O earth, a blossom rare,</text:span></text:p>
            <text:p text:style-name="P5"><text:span text:style-name="T6">Our Savior, sprung from meadow fai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4" draw:text-style-name="P7" draw:layer="layout" svg:width="25.654cm" svg:height="6.913cm" svg:x="1.27cm" svg:y="1.016cm">
          <draw:text-box>
            <text:p text:style-name="P1"><text:span text:style-name="T5">4.</text:span><text:span text:style-name="T6"> O Fount of hope, how long, how long?</text:span></text:p>
            <text:p text:style-name="P5"><text:span text:style-name="T9">When will You come with comfort strong?</text:span></text:p>
            <text:p text:style-name="P5"><text:span text:style-name="T6">O come, O come, Your throne forego;</text:span></text:p>
            <text:p text:style-name="P5"><text:span text:style-name="T6">Console us in our vale of wo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4" draw:text-style-name="P8" draw:layer="layout" svg:width="25.654cm" svg:height="6.913cm" svg:x="1.27cm" svg:y="1.016cm">
          <draw:text-box>
            <text:p text:style-name="P1"><text:span text:style-name="T5">5.</text:span><text:span text:style-name="T6"> O Morning Star, O radiant Sun,</text:span></text:p>
            <text:p text:style-name="P5"><text:span text:style-name="T9">When will our hearts behold Your dawn?</text:span></text:p>
            <text:p text:style-name="P5"><text:span text:style-name="T6">O Sun, arise; without Your light</text:span></text:p>
            <text:p text:style-name="P5"><text:span text:style-name="T6">We grope in gloom and dark of nigh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5" draw:text-style-name="P8" draw:layer="layout" svg:width="25.654cm" svg:height="7.011cm" svg:x="1.27cm" svg:y="1.016cm">
          <draw:text-box>
            <text:p text:style-name="P1"><text:span text:style-name="T5">6.</text:span><text:span text:style-name="T6"> Sin’s dreadful doom upon us lies;</text:span></text:p>
            <text:p text:style-name="P5"><text:span text:style-name="T6">Grim death looms fierce before our eyes.</text:span></text:p>
            <text:p text:style-name="P5"><text:span text:style-name="T6">O come, lead us with mighty hand</text:span></text:p>
            <text:p text:style-name="P5"><text:span text:style-name="T6">From exile to our promised land.</text:span><text:span text:style-name="T10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7" presentation:presentation-page-layout-name="AL1T0">
        <draw:frame draw:style-name="gr6" draw:text-style-name="P11" draw:layer="layout" svg:width="25.654cm" svg:height="14.337cm" svg:x="1.27cm" svg:y="1.016cm">
          <draw:text-box>
            <text:p text:style-name="P5"><text:span text:style-name="T5">7.</text:span><text:span text:style-name="T6"> There shall we all our praises bring</text:span></text:p>
            <text:p text:style-name="P9"><text:span text:style-name="T6">And sing to You, our Savior King;</text:span></text:p>
            <text:p text:style-name="P5"><text:span text:style-name="T6">There shall we laud You and adore</text:span></text:p>
            <text:p text:style-name="P5"><text:span text:style-name="T6">Forever and forevermore.</text:span></text:p>
            <text:p text:style-name="P10"><text:span text:style-name="T11"><text:line-break/></text:span><text:span text:style-name="T11"/></text:p>
            <text:p text:style-name="P10"><text:span text:style-name="T12"/></text:p>
            <text:p text:style-name="P10"><text:span text:style-name="T13">© 1969 Concordia Publishing House. </text:span></text:p>
            <text:p text:style-name="P10"><text:span text:style-name="T13">Used by permission: </text:span></text:p>
            <text:p text:style-name="P10"><text:span text:style-name="T13">LSB Hymn License .NET, no. 100011038.</text:span></text:p>
            <text:p text:style-name="P10"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5T10:23:29.716000000</meta:creation-date>
    <dc:title>Hymn template</dc:title>
    <meta:editing-duration>PT2H13M41S</meta:editing-duration>
    <meta:editing-cycles>12</meta:editing-cycles>
    <meta:generator>LibreOffice/6.1.3.2$Windows_X86_64 LibreOffice_project/86daf60bf00efa86ad547e59e09d6bb77c699acb</meta:generator>
    <meta:initial-creator>Arthur Hoch</meta:initial-creator>
    <dc:date>2019-01-14T15:41:29.033000000</dc:date>
    <meta:document-statistic meta:object-count="141"/>
    <meta:template xlink:type="simple" xlink:actuate="onRequest" xlink:title="Hymn template" xlink:href="../../AppData/Roaming/LibreOffice/4/user/template/Worship%20Templsates/Hymn%20template.otp" meta:date="2014-11-25T10:23:29.404000000"/>
  </office:meta>
</office:document-meta>
</file>